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style:text-underline-style="solid" style:text-underline-width="auto" style:text-underline-color="font-color" fo:font-weight="bold" style:font-weight-asian="bold" style:font-weight-complex="bold"/>
    </style:style>
    <style:style style:name="P2" style:family="paragraph" style:parent-style-name="Heading_20_2">
      <style:text-properties style:text-underline-style="solid" style:text-underline-width="auto" style:text-underline-color="font-color" officeooo:rsid="0002fb2c" officeooo:paragraph-rsid="0023aebd"/>
    </style:style>
    <style:style style:name="P3" style:family="paragraph" style:parent-style-name="Standard">
      <style:text-properties officeooo:rsid="0002b612" officeooo:paragraph-rsid="0002b612"/>
    </style:style>
    <style:style style:name="P4" style:family="paragraph" style:parent-style-name="Standard">
      <style:text-properties officeooo:rsid="0002fb2c" officeooo:paragraph-rsid="0002fb2c"/>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none" officeooo:rsid="0002b612" officeooo:paragraph-rsid="0023aebd"/>
    </style:style>
    <style:style style:name="P7" style:family="paragraph" style:parent-style-name="Text_20_body">
      <style:text-properties style:text-underline-style="none" officeooo:rsid="0028de19" officeooo:paragraph-rsid="0028de19"/>
    </style:style>
    <style:style style:name="P8" style:family="paragraph" style:parent-style-name="Text_20_body">
      <style:text-properties officeooo:rsid="00321662" officeooo:paragraph-rsid="00321662"/>
    </style:style>
    <style:style style:name="P9" style:family="paragraph" style:parent-style-name="Text_20_body">
      <style:text-properties officeooo:rsid="003c06df" officeooo:paragraph-rsid="003c06df"/>
    </style:style>
    <style:style style:name="P10" style:family="paragraph" style:parent-style-name="Text_20_body">
      <style:text-properties officeooo:paragraph-rsid="0045dc24"/>
    </style:style>
    <style:style style:name="P11" style:family="paragraph" style:parent-style-name="Text_20_body">
      <style:text-properties officeooo:rsid="005899a7" officeooo:paragraph-rsid="00603b36"/>
    </style:style>
    <style:style style:name="P12" style:family="paragraph" style:parent-style-name="Text_20_body">
      <style:text-properties officeooo:rsid="00603b36" officeooo:paragraph-rsid="00603b36"/>
    </style:style>
    <style:style style:name="P13" style:family="paragraph" style:parent-style-name="Text_20_body">
      <style:text-properties style:text-underline-style="none" officeooo:rsid="005a4b22" officeooo:paragraph-rsid="005a4b22"/>
    </style:style>
    <style:style style:name="P14" style:family="paragraph" style:parent-style-name="Text_20_body">
      <style:text-properties style:text-underline-style="none" officeooo:rsid="005c8709" officeooo:paragraph-rsid="005c8709"/>
    </style:style>
    <style:style style:name="P15" style:family="paragraph" style:parent-style-name="Text_20_body">
      <style:text-properties style:text-underline-style="none" officeooo:rsid="005d022d" officeooo:paragraph-rsid="005d022d"/>
    </style:style>
    <style:style style:name="P16" style:family="paragraph" style:parent-style-name="Text_20_body">
      <style:text-properties style:text-underline-style="none" officeooo:rsid="005e5360" officeooo:paragraph-rsid="005e5360"/>
    </style:style>
    <style:style style:name="T1" style:family="text">
      <style:text-properties officeooo:rsid="0002b4bc"/>
    </style:style>
    <style:style style:name="T2" style:family="text">
      <style:text-properties officeooo:rsid="0002b612"/>
    </style:style>
    <style:style style:name="T3" style:family="text">
      <style:text-properties officeooo:rsid="0002fb2c"/>
    </style:style>
    <style:style style:name="T4" style:family="text">
      <style:text-properties officeooo:rsid="0005af18"/>
    </style:style>
    <style:style style:name="T5" style:family="text">
      <style:text-properties officeooo:rsid="0006226c"/>
    </style:style>
    <style:style style:name="T6" style:family="text">
      <style:text-properties officeooo:rsid="00064131"/>
    </style:style>
    <style:style style:name="T7" style:family="text">
      <style:text-properties officeooo:rsid="00070adf"/>
    </style:style>
    <style:style style:name="T8" style:family="text">
      <style:text-properties officeooo:rsid="00086628"/>
    </style:style>
    <style:style style:name="T9" style:family="text">
      <style:text-properties officeooo:rsid="00088302"/>
    </style:style>
    <style:style style:name="T10" style:family="text">
      <style:text-properties officeooo:rsid="00098ccc"/>
    </style:style>
    <style:style style:name="T11" style:family="text">
      <style:text-properties officeooo:rsid="000a9682"/>
    </style:style>
    <style:style style:name="T12" style:family="text">
      <style:text-properties officeooo:rsid="000bb8d7"/>
    </style:style>
    <style:style style:name="T13" style:family="text">
      <style:text-properties officeooo:rsid="000cf8f0"/>
    </style:style>
    <style:style style:name="T14" style:family="text">
      <style:text-properties officeooo:rsid="000eca7d"/>
    </style:style>
    <style:style style:name="T15" style:family="text">
      <style:text-properties officeooo:rsid="000f68c1"/>
    </style:style>
    <style:style style:name="T16" style:family="text">
      <style:text-properties officeooo:rsid="000ff1aa"/>
    </style:style>
    <style:style style:name="T17" style:family="text">
      <style:text-properties officeooo:rsid="0012f1dd"/>
    </style:style>
    <style:style style:name="T18" style:family="text">
      <style:text-properties officeooo:rsid="0014a760"/>
    </style:style>
    <style:style style:name="T19" style:family="text">
      <style:text-properties officeooo:rsid="0016415d"/>
    </style:style>
    <style:style style:name="T20" style:family="text">
      <style:text-properties officeooo:rsid="0017a078"/>
    </style:style>
    <style:style style:name="T21" style:family="text">
      <style:text-properties officeooo:rsid="00193112"/>
    </style:style>
    <style:style style:name="T22" style:family="text">
      <style:text-properties officeooo:rsid="001b2d77"/>
    </style:style>
    <style:style style:name="T23" style:family="text">
      <style:text-properties officeooo:rsid="002073df"/>
    </style:style>
    <style:style style:name="T24" style:family="text">
      <style:text-properties officeooo:rsid="00236acb"/>
    </style:style>
    <style:style style:name="T25" style:family="text">
      <style:text-properties officeooo:rsid="0029e6a7"/>
    </style:style>
    <style:style style:name="T26" style:family="text">
      <style:text-properties officeooo:rsid="002ae338"/>
    </style:style>
    <style:style style:name="T27" style:family="text">
      <style:text-properties officeooo:rsid="002bc67f"/>
    </style:style>
    <style:style style:name="T28" style:family="text">
      <style:text-properties style:text-underline-style="none"/>
    </style:style>
    <style:style style:name="T29" style:family="text">
      <style:text-properties style:text-underline-style="none" officeooo:rsid="002bc67f"/>
    </style:style>
    <style:style style:name="T30" style:family="text">
      <style:text-properties style:text-underline-style="none" officeooo:rsid="002e6a23"/>
    </style:style>
    <style:style style:name="T31" style:family="text">
      <style:text-properties style:text-underline-style="none" officeooo:rsid="002fda5a"/>
    </style:style>
    <style:style style:name="T32" style:family="text">
      <style:text-properties style:text-underline-style="none" officeooo:rsid="003007eb"/>
    </style:style>
    <style:style style:name="T33" style:family="text">
      <style:text-properties style:text-underline-style="none" officeooo:rsid="003360ee"/>
    </style:style>
    <style:style style:name="T34" style:family="text">
      <style:text-properties style:text-underline-style="none" officeooo:rsid="00345f76"/>
    </style:style>
    <style:style style:name="T35" style:family="text">
      <style:text-properties style:text-underline-style="none" officeooo:rsid="003598f6"/>
    </style:style>
    <style:style style:name="T36" style:family="text">
      <style:text-properties style:text-underline-style="none" officeooo:rsid="00363a2c"/>
    </style:style>
    <style:style style:name="T37" style:family="text">
      <style:text-properties style:text-underline-style="none" officeooo:rsid="003681a9"/>
    </style:style>
    <style:style style:name="T38" style:family="text">
      <style:text-properties style:text-underline-style="none" officeooo:rsid="00374d2b"/>
    </style:style>
    <style:style style:name="T39" style:family="text">
      <style:text-properties style:text-underline-style="none" officeooo:rsid="0037e6d0"/>
    </style:style>
    <style:style style:name="T40" style:family="text">
      <style:text-properties style:text-underline-style="none" officeooo:rsid="003941da"/>
    </style:style>
    <style:style style:name="T41" style:family="text">
      <style:text-properties style:text-underline-style="none" officeooo:rsid="003d4b22"/>
    </style:style>
    <style:style style:name="T42" style:family="text">
      <style:text-properties style:text-underline-style="none" officeooo:rsid="003e985c"/>
    </style:style>
    <style:style style:name="T43" style:family="text">
      <style:text-properties style:text-underline-style="none" officeooo:rsid="003ffbb6"/>
    </style:style>
    <style:style style:name="T44" style:family="text">
      <style:text-properties style:text-underline-style="none" officeooo:rsid="00410dcb"/>
    </style:style>
    <style:style style:name="T45" style:family="text">
      <style:text-properties style:text-underline-style="none" officeooo:rsid="0042dba2"/>
    </style:style>
    <style:style style:name="T46" style:family="text">
      <style:text-properties style:text-underline-style="none" officeooo:rsid="0043e681"/>
    </style:style>
    <style:style style:name="T47" style:family="text">
      <style:text-properties style:text-underline-style="none" officeooo:rsid="0049c2a5"/>
    </style:style>
    <style:style style:name="T48" style:family="text">
      <style:text-properties style:text-underline-style="none" officeooo:rsid="004b8e3c"/>
    </style:style>
    <style:style style:name="T49" style:family="text">
      <style:text-properties style:text-underline-style="none" officeooo:rsid="004cd03d"/>
    </style:style>
    <style:style style:name="T50" style:family="text">
      <style:text-properties style:text-underline-style="none" officeooo:rsid="004d4edd"/>
    </style:style>
    <style:style style:name="T51" style:family="text">
      <style:text-properties style:text-underline-style="none" officeooo:rsid="005741d8"/>
    </style:style>
    <style:style style:name="T52" style:family="text">
      <style:text-properties style:text-underline-style="none" officeooo:rsid="00578b54"/>
    </style:style>
    <style:style style:name="T53" style:family="text">
      <style:text-properties style:text-underline-style="none" officeooo:rsid="005a4b22"/>
    </style:style>
    <style:style style:name="T54" style:family="text">
      <style:text-properties style:text-underline-style="none" officeooo:rsid="005bd9d1"/>
    </style:style>
    <style:style style:name="T55" style:family="text">
      <style:text-properties officeooo:rsid="0045d3d2"/>
    </style:style>
    <style:style style:name="T56" style:family="text">
      <style:text-properties officeooo:rsid="0045da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2">Présentation du web service REST PHP (<text:span text:style-name="T24">S</text:span>ECURISATION)</text:h>
      <text:p text:style-name="P5"/>
      <text:p text:style-name="Standard"/>
      <text:p text:style-name="Standard">La s<text:span text:style-name="T7">é</text:span>curisation sur les sessions se fait grâce <text:span text:style-name="T8">à</text:span> la classe JWT. <text:span text:style-name="T1">Cette derni</text:span><text:span text:style-name="T9">è</text:span><text:span text:style-name="T1">re permet de générer des codes en trois sections qui codent les informations suivantes : </text:span><text:span text:style-name="T2">le moment de génération du jwt, le nom du serveur, la date d’expiration du code (défini</text:span><text:span text:style-name="T10">e</text:span><text:span text:style-name="T2"> comme étant la date de création plus 60 minutes) et l’id de l’utilisateur. Ces données sont encodées grâce à une clef secrète, cette dernière permet d’encoder et de décoder les jwt envoyés et/ou re</text:span><text:span text:style-name="T11">ç</text:span><text:span text:style-name="T2">us.</text:span></text:p>
      <text:p text:style-name="P3"/>
      <text:p text:style-name="P3">&lt;IMG src=’ImageJWT_Code.png’<text:span text:style-name="T3">&gt;</text:span></text:p>
      <text:p text:style-name="P3"/>
      <text:p text:style-name="P4">Lorsqu’un utilisateur se connecte ou s’enregistre, le serveur renvoi<text:span text:style-name="T12">e</text:span> dans sa réponse le jwt qui sera stocké<text:span text:style-name="T5">e</text:span> cotés client (cela ne pose pas de probl<text:span text:style-name="T13">è</text:span>me, car l’utilisateur n’a pas la clef pour le décoder). <text:span text:style-name="T4">Ainsi, </text:span><text:span text:style-name="T13">à</text:span><text:span text:style-name="T4"> chaque fois qu’un utilisateur effectuera une requ</text:span><text:span text:style-name="T20">ê</text:span><text:span text:style-name="T4">te sur le serveur php, une autorisation dans le header (token Bearer) contiendra le token ce qui permettra d’isoler l’utilisateur ayant fait la requ</text:span><text:span text:style-name="T14">ê</text:span><text:span text:style-name="T4">te, v</text:span><text:span text:style-name="T15">é</text:span><text:span text:style-name="T4">rifier que son compte est actif-, vérifier son rôle ou encore v</text:span><text:span text:style-name="T22">é</text:span><text:span text:style-name="T4">rifier qu’il gère bien l’événement sur lequel il envoi</text:span><text:span text:style-name="T21">e</text:span><text:span text:style-name="T4"> la requ</text:span><text:span text:style-name="T16">ê</text:span><text:span text:style-name="T4">te. </text:span><text:span text:style-name="T5">L’autorisation permet ainsi de faire en sorte que même si un utilisateur écoute les requêtes envoyé</text:span><text:span text:style-name="T17">e</text:span><text:span text:style-name="T5">s au serveur PHP, </text:span><text:span text:style-name="T6">il ne peut pas ex</text:span><text:span text:style-name="T18">é</text:span><text:span text:style-name="T6">cuter de requ</text:span><text:span text:style-name="T19">ê</text:span><text:span text:style-name="T6">tes au</text:span><text:span text:style-name="T23">x</text:span><text:span text:style-name="T6">quel</text:span><text:span text:style-name="T23">les</text:span><text:span text:style-name="T6"> il n’a pas accès.</text:span></text:p>
      <text:p text:style-name="P4"/>
      <text:h text:style-name="P2" text:outline-level="2">Présentation de l'API Java </text:h>
      <text:p text:style-name="P6"/>
      <text:p text:style-name="P7">Pour l’analyseur de code java, le code <text:span text:style-name="T25">à</text:span> analyser est envoy<text:span text:style-name="T26">é </text:span>dans le « body » de la requête. <text:span text:style-name="T26">Il est ensuite analysé en le lisant ligne par ligne le body qui est du type « InputStream ». </text:span><text:span text:style-name="T55">E</text:span><text:span text:style-name="T27">n fonction de l’url utilisé </text:span><text:span text:style-name="T56">(</text:span><text:span text:style-name="T27">« /getdata » ou « /search »</text:span><text:span text:style-name="T56">),</text:span><text:span text:style-name="T27"> une méthode différente est utilisée.</text:span></text:p>
      <text:p text:style-name="P10"><text:span text:style-name="T29">Avant d’expliquer plus </text:span><text:bookmark text:name="p115"/><text:span text:style-name="T29">précisément le traitement des requêtes, tachons d’expliciter une classe créée pour le projet : « Fonction ». </text:span><text:span text:style-name="T30">Celle-ci contient sous forme d’ArrayList&lt;String&gt; les différentes lignes d’une fonction python (du def jusqu’a la fin). </text:span><text:span text:style-name="T31">Des méthodes sont implémentées dans la classe pour ajouter une ligne, récupérer le nombre de lignes, afficher la fonction, récupérer le contenu de la fonction (def non compris et sans les 4 espaces utilisés pour remplacer la tabulation), </text:span><text:span text:style-name="T32">récupérer le nom de la fonction et ses arguments et une méthode pour afficher la fonction sous forme de JSON.</text:span></text:p>
      <text:p text:style-name="P8"><text:span text:style-name="T32">P</text:span><text:span text:style-name="T28">our le traitement de l’url « /getdata », les lignes sont d’abord lues une par une actualisant un compteur de ligne (dans la classe « httpHandler »), </text:span><text:span text:style-name="T33">dans le cas d’une fonction, lors d’un « def », une nouvelle instance de la classe fonction est créée afin de stocker les lignes de la fonction jusqu’</text:span><text:span text:style-name="T47">à</text:span><text:span text:style-name="T33"> ce que l’on en sorte, </text:span><text:span text:style-name="T34">une fois que l’on quitte une fonction, l’objet fonction créé est ajouté à une pile de Fonction. </text:span><text:span text:style-name="T35">Une fois le traitement du code complété, il est temps de traiter l’intérieur des fonctions afin de voir s’il n’y a pas de nouvelles fonctions dedans, pour ce faire, on réutilise le même principe qu’au-dessus, mais en dépilant la pile et récupérant les lignes de la pile. </text:span><text:span text:style-name="T36">Dans le cas o</text:span><text:span text:style-name="T48">ù</text:span><text:span text:style-name="T36"> l’on redécouvre une fonction, </text:span><text:span text:style-name="T49">à</text:span><text:span text:style-name="T36"> la fin de celle-ci, elle est ajoutée à la pile </text:span><text:span text:style-name="T37">de Fonctions et ainsi de suite jusqu’</text:span><text:span text:style-name="T50">à</text:span><text:span text:style-name="T37"> ce qu’il n’y ait plus de fonctions dans la pile. Une fois toutes les fonctions traitées, les fonctions sont ajoutées à une ArrayList&lt;Fonction&gt; . </text:span><text:span text:style-name="T38">Enfin, il suffit maintenant de gé</text:span><text:span text:style-name="T40">né</text:span><text:span text:style-name="T38">rer les accesseurs afin de récupérer les données et d’ajouter toutes les données dans </text:span><text:span text:style-name="T39">un JSON que l’on retourne à l’utilisateur.</text:span></text:p>
      <text:p text:style-name="P9"><text:soft-page-break/><text:span text:style-name="T39">P</text:span><text:span text:style-name="T28">our le traitement de « /search », on commence par récupérer le pattern que l’on retrouve dans l’url. Une fois cela fait, on lit les lignes de l’« InputStream » </text:span><text:span text:style-name="T41">(body) une par une. </text:span><text:span text:style-name="T42">Pour détecter les occurrences du mot saisit, on utilise l</text:span><text:span text:style-name="T43">es</text:span><text:span text:style-name="T42"> classe</text:span><text:span text:style-name="T43">s</text:span><text:span text:style-name="T42"> Pattern </text:span><text:span text:style-name="T43">et Matcher</text:span><text:span text:style-name="T42"> (</text:span><text:span text:style-name="T44">du package </text:span><text:span text:style-name="T42">java.util.regex) </text:span><text:span text:style-name="T45">pour avoir une liste d’itérateur d’occur</text:span><text:span text:style-name="T52">r</text:span><text:span text:style-name="T45">ence de notre mot dans les lignes, </text:span><text:span text:style-name="T46">il nous suffit donc de compter le nombre d’itération afin d’avoir le nombre d’occur</text:span><text:span text:style-name="T51">r</text:span><text:span text:style-name="T46">ence du mot afin de générer un JSON.</text:span></text:p>
      <text:p text:style-name="P11"><text:span text:style-name="T46">S</text:span><text:span text:style-name="T28">ur le site, tous les utilisateurs peuvent accéder à une page « Analyseur », dans celle-ci l’utilisateur peut insérer un fichier. Une fois inséré, le code est affiché dans la page web. </text:span></text:p>
      <text:p text:style-name="P12"><text:span text:style-name="T53">&lt;</text:span><text:span text:style-name="T28">IMG src=’CodePython.png’&gt;</text:span></text:p>
      <text:p text:style-name="P11"><text:span text:style-name="T53">L’utilisateur peut ensuite analyser le code, pour ce faire, on fait un appel au serveur java grâce à Ajax afin de récolter les données colectées. </text:span><text:span text:style-name="T54">Tout d’abord les nombres de lignes différentes et leurs proportions dans le code.</text:span></text:p>
      <text:p text:style-name="P13">&lt;IMG src=’StatsLignesDetaillees.png’&gt;</text:p>
      <text:p text:style-name="P14">Ensuite les informations sur les fonctions créées : les lignes, les noms de fonctions les lignes par fonctions ainsi que des statistiques sur les fonctions (minimum de lignes, moyenne de lignes, max de lignes).</text:p>
      <text:p text:style-name="P15">&lt;IMG src=’Fonctions1.png’&gt;</text:p>
      <text:p text:style-name="P15">&lt;IMG src=’Fonctions2.png’&gt;</text:p>
      <text:p text:style-name="P16">Enfin, les différentes lignes d’importation sont spécifiées afin de savoir les librairies importées et sous quel nom elles ont été importées.</text:p>
      <text:p text:style-name="P16">&lt;IMG src=’Imports.png’&gt;</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1T16:03:01.322838707</meta:creation-date>
    <meta:generator>LibreOffice/6.4.7.2$Linux_X86_64 LibreOffice_project/40$Build-2</meta:generator>
    <dc:date>2023-06-01T18:11:59.975337378</dc:date>
    <meta:editing-duration>PT1H14M46S</meta:editing-duration>
    <meta:editing-cycles>86</meta:editing-cycles>
    <meta:document-statistic meta:table-count="0" meta:image-count="0" meta:object-count="0" meta:page-count="2" meta:paragraph-count="18" meta:word-count="778" meta:character-count="4701" meta:non-whitespace-character-count="3939"/>
  </office:meta>
</office:document-meta>
</file>